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2fd" officeooo:paragraph-rsid="000f42fd"/>
    </style:style>
    <style:style style:name="P2" style:family="paragraph" style:parent-style-name="Standard">
      <style:text-properties officeooo:rsid="000f6068" officeooo:paragraph-rsid="000f6068"/>
    </style:style>
    <style:style style:name="P3" style:family="paragraph" style:parent-style-name="Standard">
      <style:text-properties officeooo:rsid="000f42fd" officeooo:paragraph-rsid="000f6068"/>
    </style:style>
    <style:style style:name="P4" style:family="paragraph" style:parent-style-name="Standard">
      <style:text-properties fo:font-weight="bold" officeooo:rsid="000f6068" officeooo:paragraph-rsid="000f6068" fo:background-color="#ffff00" style:font-weight-asian="bold" style:font-weight-complex="bold"/>
    </style:style>
    <style:style style:name="P5" style:family="paragraph" style:parent-style-name="Standard">
      <style:text-properties officeooo:rsid="000f6068" officeooo:paragraph-rsid="000f6068" fo:background-color="#fff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curso(<text:span text:style-name="T1">Cod-Cur,</text:span><text:span text:style-name="T2"> Nombre, Titulación, Descripción)</text:span></text:p>
      <text:p text:style-name="P1">CP: Cod-Cur</text:p>
      <text:p text:style-name="P1"/>
      <text:p text:style-name="P1">proyecto(<text:span text:style-name="T1">Código</text:span><text:span text:style-name="T2">, Titulación, Descripción, Tema)</text:span></text:p>
      <text:p text:style-name="P1">CP: Código cadena(10)</text:p>
      <text:p text:style-name="P1"><text:s/></text:p>
      <text:p text:style-name="P1">alumno(<text:span text:style-name="T1">Exp</text:span>, Nombre, Especialidad)</text:p>
      <text:p text:style-name="P1">CP: Exp </text:p>
      <text:p text:style-name="P1"/>
      <text:p text:style-name="P1">profesor(<text:span text:style-name="T1">DNI</text:span><text:span text:style-name="T2">, Nombre, Categoría)</text:span></text:p>
      <text:p text:style-name="P1">CP: DNI</text:p>
      <text:p text:style-name="P1"/>
      <text:p text:style-name="P1">asignatura(Cod-As, Nombre, Horas, Departamento, Especialidad)</text:p>
      <text:p text:style-name="P1">CP: Cod-As</text:p>
      <text:p text:style-name="P1"/>
      <text:p text:style-name="P1">Dominios:</text:p>
      <text:p text:style-name="P1">Cod-Cur:cadena(10)</text:p>
      <text:p text:style-name="P1">Nombre_curso:cadena(20)</text:p>
      <text:p text:style-name="P1">Titulación_curso:cadena(30)</text:p>
      <text:p text:style-name="P1">Descripción_curso:cadena(100)</text:p>
      <text:p text:style-name="P1">Codigo:cadena(10)</text:p>
      <text:p text:style-name="P1">Titulación_proyecto:cadena(30)</text:p>
      <text:p text:style-name="P1">Descripción_proyecto:cadena(100)</text:p>
      <text:p text:style-name="P1">Tema_proyecto:cadena(20)</text:p>
      <text:p text:style-name="P1">Exp:numerico(10)</text:p>
      <text:p text:style-name="P1">Nombre_profesor:cadena(20)</text:p>
      <text:p text:style-name="P1">Categoría_profesor:cadena(30)</text:p>
      <text:p text:style-name="P1">Cod-As:numerico(10)</text:p>
      <text:p text:style-name="P1">Nombre_asignatura:cadena(20)</text:p>
      <text:p text:style-name="P1">Horas:numerico(4)</text:p>
      <text:p text:style-name="P1">Departamento_asignatura:cadena(20)</text:p>
      <text:p text:style-name="P1">Especialidad_asignatura:cadena(20)</text:p>
      <text:p text:style-name="P1"/>
      <text:p text:style-name="P1">Perdidas semántica:<text:line-break/></text:p>
      <text:p text:style-name="P1">En binarias, sería necesaria una RESTRICCIÓN DE INTEGRIDAD por pérdida semántica por</text:p>
      <text:p text:style-name="P1">cada relación 1:N al no poderse representar las cardinalidades mínimas en esas situaciones.</text:p>
      <text:p text:style-name="P1">En ternarias, sería necesaria una RESTRICCIÓN DE INTEGRIDAD por pérdida semántica por</text:p>
      <text:p text:style-name="P1">cada relación x:x.x cuando x=1, al no poderse representar las cardinalidades mínimas en esas</text:p>
      <text:p text:style-name="P1">situaciones.</text:p>
      <text:p text:style-name="P1">En especializaciones, sería necesaria una RESTRICCIÓN DE INTEGRIDAD si son distintas a P+S</text:p>
      <text:p text:style-name="P1">No tenemos casos de ninguno de esos tres tip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Ejercicio 2</text:p>
      <text:p text:style-name="P1"/>
      <text:p text:style-name="P1">curso(cod_curso)</text:p>
      <text:p text:style-name="P1">CP:cod_curso</text:p>
      <text:p text:style-name="P1"/>
      <text:p text:style-name="P1">profesor(nif_profesor)</text:p>
      <text:p text:style-name="P1">CP:nif_profesor</text:p>
      <text:p text:style-name="P1"/>
      <text:p text:style-name="P1">asignatura(cod_asignatura)</text:p>
      <text:p text:style-name="P1">CP:cod_asignatura</text:p>
      <text:p text:style-name="P1"/>
      <text:p text:style-name="P1">dorcencia(cod_curso,nif_profesor,cod_asignatura)</text:p>
      <text:p text:style-name="P1">CP:_<text:span text:style-name="T1">cod_curso, nif_profesor, cod_asignatura</text:span></text:p>
      <text:p text:style-name="P1">Caj: {<text:span text:style-name="T1">cod_curso}-&gt;curso_</text:span></text:p>
      <text:p text:style-name="P1">Caj: {<text:span text:style-name="T1">nif_profesor}→profesor</text:span></text:p>
      <text:p text:style-name="P1">Caj: {cod_asignatura}→asignatura</text:p>
      <text:p text:style-name="P1"/>
      <text:p text:style-name="P1">Perdidas semánticas:<text:line-break/></text:p>
      <text:p text:style-name="P1">En binarias, sería necesaria una RESTRICCIÓN DE INTEGRIDAD por pérdida semántica por</text:p>
      <text:p text:style-name="P1">cada relación 1:N al no poderse representar las cardinalidades mínimas en esas situaciones.</text:p>
      <text:p text:style-name="P1">En ternarias, sería necesaria una RESTRICCIÓN DE INTEGRIDAD por pérdida semántica por</text:p>
      <text:p text:style-name="P1">cada relación x:x.x cuando x=1, al no poderse representar las cardinalidades mínimas en esas</text:p>
      <text:p text:style-name="P1">situaciones.</text:p>
      <text:p text:style-name="P1">En especializaciones, sería necesaria una RESTRICCIÓN DE INTEGRIDAD si son distintas a P+S</text:p>
      <text:p text:style-name="P1">No tenemos casos de ninguno de esos tres tip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3 </text:p>
      <text:p text:style-name="P1"/>
      <text:p text:style-name="P2">cliente(dni, direc, edad, tlf)</text:p>
      <text:p text:style-name="P2">CP: (dni)</text:p>
      <text:p text:style-name="P2"/>
      <text:p text:style-name="P2">cuenta(numcta, dni, numsuc, tipo, saldo)</text:p>
      <text:p text:style-name="P2">CP: (numcta, numsuc, numbco)</text:p>
      <text:p text:style-name="P2">Caj: dni-&gt;cliente</text:p>
      <text:p text:style-name="P2">Caj: (numsuc, numbco)→sucursal</text:p>
      <text:p text:style-name="P2">VNN: (dni)</text:p>
      <text:p text:style-name="P2"/>
      <text:p text:style-name="P2">sucursal(numsuc, direccion, director, numbco)</text:p>
      <text:p text:style-name="P2">CP: (numsuc, numbco)</text:p>
      <text:p text:style-name="P2">Caj: (numbco)</text:p>
      <text:p text:style-name="P2"/>
      <text:p text:style-name="P2">banco(numbco, sede)</text:p>
      <text:p text:style-name="P2">CP: (numbco)</text:p>
      <text:p text:style-name="P2"/>
      <text:p text:style-name="P3">Perdidas semánticas:<text:line-break/></text:p>
      <text:p text:style-name="P3">En binarias, sería necesaria una RESTRICCIÓN DE INTEGRIDAD por pérdida semántica por</text:p>
      <text:p text:style-name="P3">cada relación 1:N al no poderse representar las cardinalidades mínimas en esas situaciones.</text:p>
      <text:p text:style-name="P3"/>
      <text:p text:style-name="P3">En ternarias, sería necesaria una RESTRICCIÓN DE INTEGRIDAD por pérdida semántica por</text:p>
      <text:p text:style-name="P3">cada relación x:x.x cuando x=1, al no poderse representar las cardinalidades mínimas en esas</text:p>
      <text:p text:style-name="P3">situaciones.</text:p>
      <text:p text:style-name="P3"/>
      <text:p text:style-name="P3">En especializaciones, sería necesaria una RESTRICCIÓN DE INTEGRIDAD si son distintas a P+S</text:p>
      <text:p text:style-name="P3"/>
      <text:p text:style-name="P2">No tenemos casos de ninguno de esos tres tipo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4</text:p>
      <text:p text:style-name="P2"/>
      <text:p text:style-name="P4">cliente(<text:span text:style-name="T1">dnicli</text:span>, fechanac, nomecli)</text:p>
      <text:p text:style-name="P2">CP:(dnicli)</text:p>
      <text:p text:style-name="P2"/>
      <text:p text:style-name="P4">agente(<text:span text:style-name="T1">dniagente</text:span>, nomagente)</text:p>
      <text:p text:style-name="P2">CP:(dniagente)</text:p>
      <text:p text:style-name="P2"/>
      <text:p text:style-name="P4">poliza(<text:span text:style-name="T1">numpoliza</text:span>, fechacontrato, fechavencimiento, dniagente, dnicliente)</text:p>
      <text:p text:style-name="P2">CP:(numpoliza)</text:p>
      <text:p text:style-name="P2">Caj:(dniagente)→agente</text:p>
      <text:p text:style-name="P2">Caj:(dnicli)→cliente</text:p>
      <text:p text:style-name="P2">VNN:(dnicli)</text:p>
      <text:p text:style-name="P2">VNN:(dniagente)</text:p>
      <text:p text:style-name="P2"/>
      <text:p text:style-name="P4">riesgo(codries, tarifa)</text:p>
      <text:p text:style-name="P2">CP: (codries)</text:p>
      <text:p text:style-name="P2"/>
      <text:p text:style-name="P5"><text:span text:style-name="T3">cobertura(codries, numpoliza)</text:span></text:p>
      <text:p text:style-name="P2">CP: (codries, numpoliza)</text:p>
      <text:p text:style-name="P2">Caj: (codries)→riesgo</text:p>
      <text:p text:style-name="P2">Caj: (numpoliza)→poliza</text:p>
      <text:p text:style-name="P2"/>
      <text:p text:style-name="P4">vida(numpoliza, fecha)</text:p>
      <text:p text:style-name="P2">CP: (numpoliza)</text:p>
      <text:p text:style-name="P2">Caj: (numpoliza)→poliza</text:p>
      <text:p text:style-name="P2"/>
      <text:p text:style-name="P4">auto(numpoliza, matricula, dniconduc)</text:p>
      <text:p text:style-name="P2">CP: (numpoliza)</text:p>
      <text:p text:style-name="P2">Caj: (numpoliza)→poliza</text:p>
      <text:p text:style-name="P2">Caj: (dniconduc)→conductor</text:p>
      <text:p text:style-name="P2"/>
      <text:p text:style-name="P4">vivienda(numpoliza, direc, poblacion)</text:p>
      <text:p text:style-name="P2">CP: (numpoliza)</text:p>
      <text:p text:style-name="P2">Caj: (numpoliza)→poliza</text:p>
      <text:p text:style-name="P2"/>
      <text:p text:style-name="P4">beneficiario_vida(dnibene, numpoliza)</text:p>
      <text:p text:style-name="P2">CP: (dnibene, numpoliza)</text:p>
      <text:p text:style-name="P2">Caj: (dnibene)→beneficiario</text:p>
      <text:p text:style-name="P2">Caj: (numpoliza)→vida</text:p>
      <text:p text:style-name="P2"/>
      <text:p text:style-name="P4">beneficiario(dnibene, nombene)</text:p>
      <text:p text:style-name="P2">CP: (dnibene)</text:p>
      <text:p text:style-name="P2"/>
      <text:p text:style-name="P4">conductor(dnicoduc, nomconduc)</text:p>
      <text:p text:style-name="P2">CP: (dniconduc)</text:p>
      <text:p text:style-name="P2"/>
      <text:p text:style-name="P2"/>
      <text:p text:style-name="P2"/>
      <text:p text:style-name="P2"/>
      <text:p text:style-name="P2"/>
      <text:p text:style-name="P3"><text:soft-page-break/>Perdidas semánticas:<text:line-break/></text:p>
      <text:p text:style-name="P3">En binarias, sería necesaria una RESTRICCIÓN DE INTEGRIDAD por pérdida semántica por</text:p>
      <text:p text:style-name="P3">cada relación 1:N al no poderse representar las cardinalidades mínimas en esas situaciones.</text:p>
      <text:p text:style-name="P3"/>
      <text:p text:style-name="P3">En ternarias, sería necesaria una RESTRICCIÓN DE INTEGRIDAD por pérdida semántica por</text:p>
      <text:p text:style-name="P3">cada relación x:x.x cuando x=1, al no poderse representar las cardinalidades mínimas en esas</text:p>
      <text:p text:style-name="P3">situaciones.</text:p>
      <text:p text:style-name="P3"/>
      <text:p text:style-name="P3">En especializaciones, sería necesaria una RESTRICCIÓN DE INTEGRIDAD si son distintas a P+S</text:p>
      <text:p text:style-name="P3"/>
      <text:p text:style-name="P2">No existe ninguna relación (1,n).</text:p>
      <text:p text:style-name="P2"/>
      <text:p text:style-name="P2">También seria necesario comprobar que una póliza pertenezca obligatoriamente a una de las subclases sin que pueda solaparse con ninguna de las demás subclase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6T19:45:54.296000000</meta:creation-date>
    <dc:date>2022-11-27T13:15:55.692000000</dc:date>
    <meta:editing-duration>PT4H54M1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122" meta:word-count="499" meta:character-count="4332" meta:non-whitespace-character-count="3947"/>
  </office:meta>
</office:document-meta>
</file>